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36.11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50.68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31.08mm"/>
    </style:style>
    <style:style style:name="co10" style:family="table-column">
      <style:table-column-properties fo:break-before="auto" style:column-width="34.15mm"/>
    </style:style>
    <style:style style:name="co11" style:family="table-column">
      <style:table-column-properties fo:break-before="auto" style:column-width="21.84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38.14mm"/>
    </style:style>
    <style:style style:name="co18" style:family="table-column">
      <style:table-column-properties fo:break-before="auto" style:column-width="39.23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0.73mm"/>
    </style:style>
    <style:style style:name="co21" style:family="table-column">
      <style:table-column-properties fo:break-before="auto" style:column-width="13.07mm"/>
    </style:style>
    <style:style style:name="co22" style:family="table-column">
      <style:table-column-properties fo:break-before="auto" style:column-width="10.02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1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>
      <style:text-properties fo:color="#000000" style:font-name="Calibri" fo:font-size="11pt" style:font-name-asian="Arial Unicode MS" style:font-size-asian="11pt" style:font-name-complex="Arial Unicode MS" style:font-size-complex="11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11">
      <style:table-cell-properties style:diagonal-bl-tr="none" style:diagonal-tl-br="none" fo:background-color="transparent" fo:border="0.74pt solid #000000" style:rotation-align="none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" style:family="table-cell" style:parent-style-name="Default">
      <style:text-properties fo:color="#000000" style:font-name="Calibri" fo:font-size="11pt" style:font-name-asian="Arial Unicode MS" style:font-size-asian="11pt" style:font-name-complex="Arial Unicode MS" style:font-size-complex="11pt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rrages-lonl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12" table:default-cell-style-name="ce9"/>
        <table:table-column table:style-name="co13" table:number-columns-repeated="1003" table:default-cell-style-name="ce2"/>
        <table:table-column table:style-name="co13" table:number-columns-repeated="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om-du-barrage</text:p>
          </table:table-cell>
          <table:table-cell table:style-name="ce1" office:value-type="string" calcext:value-type="string">
            <text:p>Type-de-retenue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Rivière</text:p>
          </table:table-cell>
          <table:table-cell table:style-name="ce1" office:value-type="string" calcext:value-type="string">
            <text:p>Date-constructi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8" office:value-type="string" calcext:value-type="string">
            <text:p>hauteur (m)</text:p>
          </table:table-cell>
          <table:table-cell table:style-name="ce8" office:value-type="string" calcext:value-type="string">
            <text:p>Volume_Mm3</text:p>
          </table:table-cell>
          <table:table-cell table:style-name="ce1" table:number-columns-repeated="1003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ret des Tuffe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ourg-Saint-Maurice</text:p>
          </table:table-cell>
          <table:table-cell office:value-type="string" calcext:value-type="string">
            <text:p>Plan Vert et Torrent de l'Arc</text:p>
          </table:table-cell>
          <table:table-cell office:value-type="float" office:value="2007" calcext:value-type="float">
            <text:p>2007</text:p>
          </table:table-cell>
          <table:table-cell office:value-type="float" office:value="45.5661" calcext:value-type="float">
            <text:p>45,5661</text:p>
          </table:table-cell>
          <table:table-cell office:value-type="float" office:value="6.82" calcext:value-type="float">
            <text:p>6,82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0.406" calcext:value-type="float">
            <text:p>0,406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reuse</text:p>
          </table:table-cell>
          <table:table-cell table:style-name="ce7" office:value-type="string" calcext:value-type="string">
            <text:p>Celle-Dunoise</text:p>
          </table:table-cell>
          <table:table-cell office:value-type="string" calcext:value-type="string">
            <text:p>Creuse</text:p>
          </table:table-cell>
          <table:table-cell office:value-type="float" office:value="1982" calcext:value-type="float">
            <text:p>1982</text:p>
          </table:table-cell>
          <table:table-cell office:value-type="float" office:value="46.3022" calcext:value-type="float">
            <text:p>46,3022</text:p>
          </table:table-cell>
          <table:table-cell office:value-type="float" office:value="1.80639" calcext:value-type="float">
            <text:p>1,80639</text:p>
          </table:table-cell>
          <table:table-cell table:style-name="ce2" office:value-type="float" office:value="19.5" calcext:value-type="float">
            <text:p>19,5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orlay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errasse-sur-Dorlay</text:p>
          </table:table-cell>
          <table:table-cell office:value-type="string" calcext:value-type="string">
            <text:p>Le Dorlay</text:p>
          </table:table-cell>
          <table:table-cell office:value-type="float" office:value="1973" calcext:value-type="float">
            <text:p>1973</text:p>
          </table:table-cell>
          <table:table-cell office:value-type="float" office:value="45.4436" calcext:value-type="float">
            <text:p>45,4436</text:p>
          </table:table-cell>
          <table:table-cell office:value-type="float" office:value="4.57889" calcext:value-type="float">
            <text:p>4,5788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renne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Sizun</text:p>
          </table:table-cell>
          <table:table-cell office:value-type="string" calcext:value-type="string">
            <text:p>L'Elorn</text:p>
          </table:table-cell>
          <table:table-cell office:value-type="float" office:value="1981" calcext:value-type="float">
            <text:p>1981</text:p>
          </table:table-cell>
          <table:table-cell office:value-type="float" office:value="48.39" calcext:value-type="float">
            <text:p>48,39</text:p>
          </table:table-cell>
          <table:table-cell office:value-type="float" office:value="-4.01917" calcext:value-type="float">
            <text:p>-4,019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.6" calcext:value-type="float">
            <text:p>8,6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Dumanoir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Capesterre-Belle-Eau</text:p>
          </table:table-cell>
          <table:table-cell table:style-name="ce7" office:value-type="string" calcext:value-type="string">
            <text:p>Ravine Dumanoir</text:p>
          </table:table-cell>
          <table:table-cell office:value-type="float" office:value="2010" calcext:value-type="float">
            <text:p>2010</text:p>
          </table:table-cell>
          <table:table-cell office:value-type="float" office:value="16.0414" calcext:value-type="float">
            <text:p>16,0414</text:p>
          </table:table-cell>
          <table:table-cell office:value-type="float" office:value="-61.605" calcext:value-type="float">
            <text:p>-61,605</text:p>
          </table:table-cell>
          <table:table-cell table:style-name="ce2" office:value-type="float" office:value="28.5" calcext:value-type="float">
            <text:p>28,5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umbéa</text:p>
          </table:table-cell>
          <table:table-cell office:value-type="string" calcext:value-type="string">
            <text:p>Type "classique" (linéaire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Dumbea</text:p>
          </table:table-cell>
          <table:table-cell office:value-type="float" office:value="1972" calcext:value-type="float">
            <text:p>1972</text:p>
          </table:table-cell>
          <table:table-cell office:value-type="float" office:value="-22.1411" calcext:value-type="float">
            <text:p>-22,1411</text:p>
          </table:table-cell>
          <table:table-cell office:value-type="float" office:value="166.526" calcext:value-type="float">
            <text:p>166,526</text:p>
          </table:table-cell>
          <table:table-cell office:value-type="float" office:value="26.5" calcext:value-type="float">
            <text:p>26,5</text:p>
          </table:table-cell>
          <table:table-cell office:value-type="float" office:value="0.35" calcext:value-type="float">
            <text:p>0,4</text:p>
          </table:table-cell>
          <table:table-cell table:number-columns-repeated="1012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Dzoumogné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Mayotte</text:p>
          </table:table-cell>
          <table:table-cell table:style-name="ce7" office:value-type="string" calcext:value-type="string">
            <text:p>Bandraboua</text:p>
          </table:table-cell>
          <table:table-cell table:style-name="ce7" office:value-type="string" calcext:value-type="string">
            <text:p>Mro Oua Tanabe</text:p>
          </table:table-cell>
          <table:table-cell office:value-type="float" office:value="2001" calcext:value-type="float">
            <text:p>2001</text:p>
          </table:table-cell>
          <table:table-cell office:value-type="float" office:value="-12.7143" calcext:value-type="float">
            <text:p>-12,7143</text:p>
          </table:table-cell>
          <table:table-cell office:value-type="float" office:value="45.106" calcext:value-type="float">
            <text:p>45,10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95" calcext:value-type="float">
            <text:p>1,95</text:p>
          </table:table-cell>
          <table:table-cell table:number-columns-repeated="1012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Garrabet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table:style-name="ce7" office:value-type="string" calcext:value-type="string">
            <text:p>Mercus-Garrabet</text:p>
          </table:table-cell>
          <table:table-cell office:value-type="string" calcext:value-type="string">
            <text:p>Ariège</text:p>
          </table:table-cell>
          <table:table-cell office:value-type="float" office:value="1985" calcext:value-type="float">
            <text:p>1985</text:p>
          </table:table-cell>
          <table:table-cell office:value-type="float" office:value="42.8933" calcext:value-type="float">
            <text:p>42,8933</text:p>
          </table:table-cell>
          <table:table-cell office:value-type="float" office:value="1.63083" calcext:value-type="float">
            <text:p>1,6308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4" calcext:value-type="float">
            <text:p>3,4</text:p>
          </table:table-cell>
          <table:table-cell table:number-columns-repeated="1012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Gasche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Port-Louis</text:p>
          </table:table-cell>
          <table:table-cell office:value-type="string" calcext:value-type="string">
            <text:p>Ravine Gaschet</text:p>
          </table:table-cell>
          <table:table-cell office:value-type="string" calcext:value-type="string">
            <text:p>?</text:p>
          </table:table-cell>
          <table:table-cell office:value-type="float" office:value="16.4128" calcext:value-type="float">
            <text:p>16,4128</text:p>
          </table:table-cell>
          <table:table-cell office:value-type="float" office:value="-61.4928" calcext:value-type="float">
            <text:p>-61,4928</text:p>
          </table:table-cell>
          <table:table-cell office:value-type="float" office:value="14" calcext:value-type="float">
            <text:p>14,0</text:p>
          </table:table-cell>
          <table:table-cell office:value-type="float" office:value="2.5" calcext:value-type="float">
            <text:p>2,5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</text:p>
          </table:table-cell>
          <table:table-cell table:style-name="ce7" office:value-type="string" calcext:value-type="string">
            <text:p>Maurens-Scopont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?</text:p>
          </table:table-cell>
          <table:table-cell office:value-type="float" office:value="43.5944" calcext:value-type="float">
            <text:p>43,5944</text:p>
          </table:table-cell>
          <table:table-cell office:value-type="float" office:value="1.82889" calcext:value-type="float">
            <text:p>1,82889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075" calcext:value-type="float">
            <text:p>1,075</text:p>
          </table:table-cell>
          <table:table-cell table:number-columns-repeated="1012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Naguilhes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Orlu</text:p>
          </table:table-cell>
          <table:table-cell office:value-type="string" calcext:value-type="string">
            <text:p>Gnoles</text:p>
          </table:table-cell>
          <table:table-cell office:value-type="float" office:value="1961" calcext:value-type="float">
            <text:p>1961</text:p>
          </table:table-cell>
          <table:table-cell office:value-type="float" office:value="42.6611" calcext:value-type="float">
            <text:p>42,6611</text:p>
          </table:table-cell>
          <table:table-cell office:value-type="float" office:value="1.91667" calcext:value-type="float">
            <text:p>1,916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2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Naussa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angogne</text:p>
          </table:table-cell>
          <table:table-cell office:value-type="string" calcext:value-type="string">
            <text:p>La Loire</text:p>
          </table:table-cell>
          <table:table-cell office:value-type="float" office:value="1982" calcext:value-type="float">
            <text:p>1982</text:p>
          </table:table-cell>
          <table:table-cell office:value-type="float" office:value="44.7478" calcext:value-type="float">
            <text:p>44,7478</text:p>
          </table:table-cell>
          <table:table-cell office:value-type="float" office:value="3.82528" calcext:value-type="float">
            <text:p>3,8252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12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Néaoua</text:p>
          </table:table-cell>
          <table:table-cell office:value-type="string" calcext:value-type="string">
            <text:p>Type "classique" (linéaire, forestier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style-name="ce7" office:value-type="string" calcext:value-type="string">
            <text:p>Houaïlou</text:p>
          </table:table-cell>
          <table:table-cell office:value-type="string" calcext:value-type="string">
            <text:p>Neaoua</text:p>
          </table:table-cell>
          <table:table-cell office:value-type="float" office:value="1982" calcext:value-type="float">
            <text:p>1982</text:p>
          </table:table-cell>
          <table:table-cell office:value-type="float" office:value="-21.3714" calcext:value-type="float">
            <text:p>-21,3714</text:p>
          </table:table-cell>
          <table:table-cell office:value-type="float" office:value="165.556" calcext:value-type="float">
            <text:p>165,556</text:p>
          </table:table-cell>
          <table:table-cell office:value-type="float" office:value="20" calcext:value-type="float">
            <text:p>20,0</text:p>
          </table:table-cell>
          <table:table-cell office:value-type="float" office:value="1.75" calcext:value-type="float">
            <text:p>1,8</text:p>
          </table:table-cell>
          <table:table-cell table:number-columns-repeated="1012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Neuvic d'Ussel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Sérandon</text:p>
          </table:table-cell>
          <table:table-cell office:value-type="string" calcext:value-type="string">
            <text:p>Triouzoune</text:p>
          </table:table-cell>
          <table:table-cell office:value-type="float" office:value="1948" calcext:value-type="float">
            <text:p>1948</text:p>
          </table:table-cell>
          <table:table-cell office:value-type="float" office:value="45.3767" calcext:value-type="float">
            <text:p>45,3767</text:p>
          </table:table-cell>
          <table:table-cell office:value-type="float" office:value="2.29833" calcext:value-type="float">
            <text:p>2,29833</text:p>
          </table:table-cell>
          <table:table-cell table:style-name="ce2" office:value-type="float" office:value="24.3" calcext:value-type="float">
            <text:p>24,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Peri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Haute-Corse</text:p>
          </table:table-cell>
          <table:table-cell table:style-name="ce7" office:value-type="string" calcext:value-type="string">
            <text:p>Canale-di-Verde</text:p>
          </table:table-cell>
          <table:table-cell office:value-type="string" calcext:value-type="string">
            <text:p>Grotta</text:p>
          </table:table-cell>
          <table:table-cell office:value-type="float" office:value="1964" calcext:value-type="float">
            <text:p>1964</text:p>
          </table:table-cell>
          <table:table-cell office:value-type="float" office:value="42.2669" calcext:value-type="float">
            <text:p>42,2669</text:p>
          </table:table-cell>
          <table:table-cell office:value-type="float" office:value="9.51694" calcext:value-type="float">
            <text:p>9,5169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Pessoulen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ers</text:p>
          </table:table-cell>
          <table:table-cell table:style-name="ce7" office:value-type="string" calcext:value-type="string">
            <text:p>Pessoulens</text:p>
          </table:table-cell>
          <table:table-cell office:value-type="string" calcext:value-type="string">
            <text:p>La Baysole</text:p>
          </table:table-cell>
          <table:table-cell office:value-type="float" office:value="1974" calcext:value-type="float">
            <text:p>1974</text:p>
          </table:table-cell>
          <table:table-cell office:value-type="float" office:value="43.8575" calcext:value-type="float">
            <text:p>43,8575</text:p>
          </table:table-cell>
          <table:table-cell office:value-type="float" office:value="0.8825" calcext:value-type="float">
            <text:p>0,8825</text:p>
          </table:table-cell>
          <table:table-cell table:style-name="ce2" office:value-type="float" office:value="15.04" calcext:value-type="float">
            <text:p>15,04</text:p>
          </table:table-cell>
          <table:table-cell table:style-name="ce2" office:value-type="float" office:value="0.707" calcext:value-type="float">
            <text:p>0,707</text:p>
          </table:table-cell>
          <table:table-cell table:number-columns-repeated="1012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Petit Sau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Sinnamary</text:p>
          </table:table-cell>
          <table:table-cell table:style-name="ce7" office:value-type="string" calcext:value-type="string">
            <text:p>La Sinamary</text:p>
          </table:table-cell>
          <table:table-cell office:value-type="float" office:value="1996" calcext:value-type="float">
            <text:p>1996</text:p>
          </table:table-cell>
          <table:table-cell office:value-type="float" office:value="5.06194" calcext:value-type="float">
            <text:p>5,06194</text:p>
          </table:table-cell>
          <table:table-cell office:value-type="float" office:value="-53.0486" calcext:value-type="float">
            <text:p>-53,048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Rophémel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ôte d'Armor</text:p>
          </table:table-cell>
          <table:table-cell office:value-type="string" calcext:value-type="string">
            <text:p>Guenroc</text:p>
          </table:table-cell>
          <table:table-cell office:value-type="string" calcext:value-type="string">
            <text:p>Rance</text:p>
          </table:table-cell>
          <table:table-cell office:value-type="float" office:value="1937" calcext:value-type="float">
            <text:p>1937</text:p>
          </table:table-cell>
          <table:table-cell office:value-type="float" office:value="48.3194" calcext:value-type="float">
            <text:p>48,3194</text:p>
          </table:table-cell>
          <table:table-cell office:value-type="float" office:value="-2.06139" calcext:value-type="float">
            <text:p>-2,0613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Rorota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Remire-Montjoly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?</text:p>
          </table:table-cell>
          <table:table-cell office:value-type="float" office:value="4.88205" calcext:value-type="float">
            <text:p>4,88205</text:p>
          </table:table-cell>
          <table:table-cell office:value-type="float" office:value="-52.252" calcext:value-type="float">
            <text:p>-52,2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1012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Roselend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Doron de Roselend</text:p>
          </table:table-cell>
          <table:table-cell office:value-type="float" office:value="1960" calcext:value-type="float">
            <text:p>1960</text:p>
          </table:table-cell>
          <table:table-cell office:value-type="float" office:value="45.6839" calcext:value-type="float">
            <text:p>45,6839</text:p>
          </table:table-cell>
          <table:table-cell office:value-type="float" office:value="6.61972" calcext:value-type="float">
            <text:p>6,619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Le Rhône</text:p>
          </table:table-cell>
          <table:table-cell office:value-type="float" office:value="1977" calcext:value-type="float">
            <text:p>1977</text:p>
          </table:table-cell>
          <table:table-cell office:value-type="float" office:value="45.3803" calcext:value-type="float">
            <text:p>45,3803</text:p>
          </table:table-cell>
          <table:table-cell office:value-type="float" office:value="4.75778" calcext:value-type="float">
            <text:p>4,75778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Saint Pierre Manzo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Ducos</text:p>
          </table:table-cell>
          <table:table-cell office:value-type="string" calcext:value-type="string">
            <text:p>Manche</text:p>
          </table:table-cell>
          <table:table-cell office:value-type="float" office:value="1980" calcext:value-type="float">
            <text:p>1980</text:p>
          </table:table-cell>
          <table:table-cell office:value-type="float" office:value="14.5822" calcext:value-type="float">
            <text:p>14,5822</text:p>
          </table:table-cell>
          <table:table-cell office:value-type="float" office:value="-60.9503" calcext:value-type="float">
            <text:p>-60,950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.9" calcext:value-type="float">
            <text:p>7,9</text:p>
          </table:table-cell>
          <table:table-cell table:number-columns-repeated="101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Le Tort</text:p>
          </table:table-cell>
          <table:table-cell office:value-type="float" office:value="1973" calcext:value-type="float">
            <text:p>1973</text:p>
          </table:table-cell>
          <table:table-cell office:value-type="float" office:value="43.9106" calcext:value-type="float">
            <text:p>43,9106</text:p>
          </table:table-cell>
          <table:table-cell office:value-type="float" office:value="1.14" calcext:value-type="float">
            <text:p>1,14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float" office:value="0.96" calcext:value-type="float">
            <text:p>0,96</text:p>
          </table:table-cell>
          <table:table-cell table:number-columns-repeated="1012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Sourvayet Semeacq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yrénées-Atlantiques</text:p>
          </table:table-cell>
          <table:table-cell table:style-name="ce7" office:value-type="string" calcext:value-type="string">
            <text:p>Séméacq-Blachon</text:p>
          </table:table-cell>
          <table:table-cell table:style-name="ce7" office:value-type="string" calcext:value-type="string">
            <text:p>Souvayet</text:p>
          </table:table-cell>
          <table:table-cell office:value-type="float" office:value="2007" calcext:value-type="float">
            <text:p>2007</text:p>
          </table:table-cell>
          <table:table-cell office:value-type="float" office:value="43.495" calcext:value-type="float">
            <text:p>43,495</text:p>
          </table:table-cell>
          <table:table-cell office:value-type="float" office:value="-0.111639" calcext:value-type="float">
            <text:p>-0,11163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1012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Takamaka1</text:p>
          </table:table-cell>
          <table:table-cell office:value-type="string" calcext:value-type="string">
            <text:p>type classique "arboré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8" calcext:value-type="float">
            <text:p>1968</text:p>
          </table:table-cell>
          <table:table-cell office:value-type="float" office:value="-21.0944" calcext:value-type="float">
            <text:p>-21,0944</text:p>
          </table:table-cell>
          <table:table-cell office:value-type="float" office:value="55.6119" calcext:value-type="float">
            <text:p>55,6119</text:p>
          </table:table-cell>
          <table:table-cell office:value-type="float" office:value="15" calcext:value-type="float">
            <text:p>15,0</text:p>
          </table:table-cell>
          <table:table-cell office:value-type="float" office:value="0.025" calcext:value-type="float">
            <text:p>0,0</text:p>
          </table:table-cell>
          <table:table-cell table:number-columns-repeated="1012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Takamaka 2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7" calcext:value-type="float">
            <text:p>1967</text:p>
          </table:table-cell>
          <table:table-cell office:value-type="float" office:value="-21.1019" calcext:value-type="float">
            <text:p>-21,1019</text:p>
          </table:table-cell>
          <table:table-cell office:value-type="float" office:value="55.5856" calcext:value-type="float">
            <text:p>55,585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126" calcext:value-type="float">
            <text:p>0,126</text:p>
          </table:table-cell>
          <table:table-cell table:number-columns-repeated="1012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auron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Trémouille</text:p>
          </table:table-cell>
          <table:table-cell office:value-type="string" calcext:value-type="string">
            <text:p>Taurons</text:p>
          </table:table-cell>
          <table:table-cell office:value-type="float" office:value="1971" calcext:value-type="float">
            <text:p>1971</text:p>
          </table:table-cell>
          <table:table-cell office:value-type="float" office:value="45.3992" calcext:value-type="float">
            <text:p>45,3992</text:p>
          </table:table-cell>
          <table:table-cell office:value-type="float" office:value="2.68861" calcext:value-type="float">
            <text:p>2,68861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Wassy</text:p>
          </table:table-cell>
          <table:table-cell/>
          <table:table-cell office:value-type="string" calcext:value-type="string">
            <text:p>Grand-Est</text:p>
          </table:table-cell>
          <table:table-cell office:value-type="string" calcext:value-type="string">
            <text:p>Haute Marne</text:p>
          </table:table-cell>
          <table:table-cell office:value-type="string" calcext:value-type="string">
            <text:p>Wassy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8.4903" calcext:value-type="float">
            <text:p>48,4903</text:p>
          </table:table-cell>
          <table:table-cell office:value-type="float" office:value="4.9475" calcext:value-type="float">
            <text:p>4,9475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Yaté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Yaté</text:p>
          </table:table-cell>
          <table:table-cell office:value-type="float" office:value="1959" calcext:value-type="float">
            <text:p>1959</text:p>
          </table:table-cell>
          <table:table-cell office:value-type="float" office:value="-22.1512" calcext:value-type="float">
            <text:p>-22,1512</text:p>
          </table:table-cell>
          <table:table-cell office:value-type="float" office:value="166.881" calcext:value-type="float">
            <text:p>166,88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12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Type "classique"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ouches du Rhône</text:p>
          </table:table-cell>
          <table:table-cell office:value-type="string" calcext:value-type="string">
            <text:p>Tholonet</text:p>
          </table:table-cell>
          <table:table-cell office:value-type="string" calcext:value-type="string">
            <text:p>Infernet</text:p>
          </table:table-cell>
          <table:table-cell office:value-type="string" calcext:value-type="string">
            <text:p>?</text:p>
          </table:table-cell>
          <table:table-cell office:value-type="float" office:value="43.5325" calcext:value-type="float">
            <text:p>43,5325</text:p>
          </table:table-cell>
          <table:table-cell office:value-type="float" office:value="5.51139" calcext:value-type="float">
            <text:p>5,511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145" calcext:value-type="float">
            <text:p>0,145</text:p>
          </table:table-cell>
          <table:table-cell table:number-columns-repeated="1012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3" office:value-type="string" calcext:value-type="string">
            <text:p>Goul</text:p>
          </table:table-cell>
          <table:table-cell table:style-name="ce3" office:value-type="string" calcext:value-type="string">
            <text:p>à déterminer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Aveyron</text:p>
          </table:table-cell>
          <table:table-cell table:style-name="ce7" office:value-type="string" calcext:value-type="string">
            <text:p>Saint-Hippolyte</text:p>
          </table:table-cell>
          <table:table-cell table:style-name="ce3" office:value-type="string" calcext:value-type="string">
            <text:p>Le Goul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44.7264" calcext:value-type="float">
            <text:p>44,7264</text:p>
          </table:table-cell>
          <table:table-cell table:style-name="ce3" office:value-type="float" office:value="2.55917" calcext:value-type="float">
            <text:p>2,559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3"/>
          <table:table-cell table:number-columns-repeated="9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3" office:value-type="string" calcext:value-type="string">
            <text:p>Caderousse aval</text:p>
          </table:table-cell>
          <table:table-cell table:style-name="ce3" office:value-type="string" calcext:value-type="string">
            <text:p>Retenue linéaire : Lit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Caderousse</text:p>
          </table:table-cell>
          <table:table-cell office:value-type="string" calcext:value-type="string">
            <text:p>Le Rhône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60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L'Isère</text:p>
          </table:table-cell>
          <table:table-cell office:value-type="float" office:value="1963" calcext:value-type="float">
            <text:p>1963</text:p>
          </table:table-cell>
          <table:table-cell office:value-type="float" office:value="45.12" calcext:value-type="float">
            <text:p>45,12</text:p>
          </table:table-cell>
          <table:table-cell office:value-type="float" office:value="5.31861" calcext:value-type="float">
            <text:p>5,31861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7.75" calcext:value-type="float">
            <text:p>7,75</text:p>
          </table:table-cell>
          <table:table-cell table:number-columns-repeated="1012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Condat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Condat</text:p>
          </table:table-cell>
          <table:table-cell office:value-type="string" calcext:value-type="string">
            <text:p>Grande rhue</text:p>
          </table:table-cell>
          <table:table-cell office:value-type="float" office:value="1990" calcext:value-type="float">
            <text:p>1990</text:p>
          </table:table-cell>
          <table:table-cell office:value-type="float" office:value="45.3475" calcext:value-type="float">
            <text:p>45,3475</text:p>
          </table:table-cell>
          <table:table-cell office:value-type="float" office:value="2.77444" calcext:value-type="float">
            <text:p>2,77444</text:p>
          </table:table-cell>
          <table:table-cell table:style-name="ce2" office:value-type="float" office:value="24.5" calcext:value-type="float">
            <text:p>24,5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2"/>
        </table:table-row>
        <table:table-row table:style-name="ro3">
          <table:table-cell table:style-name="ce4" office:value-type="float" office:value="556" calcext:value-type="float">
            <text:p>556</text:p>
          </table:table-cell>
          <table:table-cell table:style-name="ce6" office:value-type="string" calcext:value-type="string">
            <text:p>Villeneuve de la Raho </text:p>
          </table:table-cell>
          <table:table-cell table:style-name="ce3" office:value-type="string" calcext:value-type="string">
            <text:p>Retenue "classique"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Pyrénées-Orientales</text:p>
          </table:table-cell>
          <table:table-cell table:style-name="ce3" office:value-type="string" calcext:value-type="string">
            <text:p>Villeneuve de la Raho </text:p>
          </table:table-cell>
          <table:table-cell table:style-name="ce3" office:value-type="string" calcext:value-type="string">
            <text:p>Canal de Perpignan</text:p>
          </table:table-cell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42.63126" calcext:value-type="float">
            <text:p>42,63126</text:p>
          </table:table-cell>
          <table:table-cell table:style-name="ce5" office:value-type="float" office:value="2.90389" calcext:value-type="float">
            <text:p>2,90389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10" table:number-columns-repeated="1003"/>
          <table:table-cell table:number-columns-repeated="9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rages-xy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3" table:default-cell-style-name="Default"/>
        <table:table-column table:style-name="co22" table:default-cell-style-name="Default"/>
        <table:table-column table:style-name="co20" table:number-columns-repeated="1017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insee_commune</text:p>
          </table:table-cell>
          <table:table-cell office:value-type="string" calcext:value-type="string">
            <text:p>nom_commu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cision_coord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uissance_maximum</text:p>
          </table:table-cell>
          <table:table-cell office:value-type="string" calcext:value-type="string">
            <text:p>productible_moyen</text:p>
          </table:table-cell>
          <table:table-cell office:value-type="string" calcext:value-type="string">
            <text:p>hauteur_de_chute</text:p>
          </table:table-cell>
          <table:table-cell table:number-columns-repeated="1013"/>
        </table:table-row>
        <table:table-row table:style-name="ro2">
          <table:table-cell office:value-type="float" office:value="9004001" calcext:value-type="float">
            <text:p>9004001</text:p>
          </table:table-cell>
          <table:table-cell office:value-type="string" calcext:value-type="string">
            <text:p>Centrale d'Albies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Albiès <text:s text:c="43"/>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1.888" calcext:value-type="float">
            <text:p>1,888</text:p>
          </table:table-cell>
          <table:table-cell office:value-type="float" office:value="3127132" calcext:value-type="float">
            <text:p>3127132</text:p>
          </table:table-cell>
          <table:table-cell office:value-type="float" office:value="10.69" calcext:value-type="float">
            <text:p>10,69</text:p>
          </table:table-cell>
          <table:table-cell table:number-columns-repeated="1013"/>
        </table:table-row>
        <table:table-row table:style-name="ro2">
          <table:table-cell office:value-type="float" office:value="9014001" calcext:value-type="float">
            <text:p>9014001</text:p>
          </table:table-cell>
          <table:table-cell office:value-type="string" calcext:value-type="string">
            <text:p>MOULIN DE ROQUES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Argein <text:s text:c="43"/></text:p>
          </table:table-cell>
          <table:table-cell office:value-type="float" office:value="535762" calcext:value-type="float">
            <text:p>535762</text:p>
          </table:table-cell>
          <table:table-cell office:value-type="float" office:value="6205450" calcext:value-type="float">
            <text:p>6205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3" calcext:value-type="float">
            <text:p>0,13</text:p>
          </table:table-cell>
          <table:table-cell office:value-type="float" office:value="228122" calcext:value-type="float">
            <text:p>228122</text:p>
          </table:table-cell>
          <table:table-cell office:value-type="float" office:value="4.7" calcext:value-type="float">
            <text:p>4,7</text:p>
          </table:table-cell>
          <table:table-cell table:number-columns-repeated="1013"/>
        </table:table-row>
        <table:table-row table:style-name="ro2">
          <table:table-cell office:value-type="float" office:value="9015001" calcext:value-type="float">
            <text:p>9015001</text:p>
          </table:table-cell>
          <table:table-cell office:value-type="string" calcext:value-type="string">
            <text:p>Centrale d'Arignac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float" office:value="585909" calcext:value-type="float">
            <text:p>585909</text:p>
          </table:table-cell>
          <table:table-cell office:value-type="float" office:value="6197060" calcext:value-type="float">
            <text:p>6197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346776" calcext:value-type="float">
            <text:p>346776</text:p>
          </table:table-cell>
          <table:table-cell office:value-type="float" office:value="13.6" calcext:value-type="float">
            <text:p>13,6</text:p>
          </table:table-cell>
          <table:table-cell table:number-columns-repeated="1013"/>
        </table:table-row>
        <table:table-row table:style-name="ro2">
          <table:table-cell office:value-type="float" office:value="9015002" calcext:value-type="float">
            <text:p>9015002</text:p>
          </table:table-cell>
          <table:table-cell office:value-type="string" calcext:value-type="string">
            <text:p>Moulin de la Calviere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float" office:value="585010" calcext:value-type="float">
            <text:p>585010</text:p>
          </table:table-cell>
          <table:table-cell office:value-type="float" office:value="6198010" calcext:value-type="float">
            <text:p>6198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531075" calcext:value-type="float">
            <text:p>531075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9018001" calcext:value-type="float">
            <text:p>9018001</text:p>
          </table:table-cell>
          <table:table-cell office:value-type="string" calcext:value-type="string">
            <text:p>ARROUT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rrout <text:s text:c="43"/></text:p>
          </table:table-cell>
          <table:table-cell office:value-type="float" office:value="539348" calcext:value-type="float">
            <text:p>539348</text:p>
          </table:table-cell>
          <table:table-cell office:value-type="float" office:value="6206780" calcext:value-type="float">
            <text:p>6206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8" calcext:value-type="float">
            <text:p>0,8</text:p>
          </table:table-cell>
          <table:table-cell office:value-type="float" office:value="2675187" calcext:value-type="float">
            <text:p>2675187</text:p>
          </table:table-cell>
          <table:table-cell office:value-type="float" office:value="19.5" calcext:value-type="float">
            <text:p>19,5</text:p>
          </table:table-cell>
          <table:table-cell table:number-columns-repeated="1013"/>
        </table:table-row>
        <table:table-row table:style-name="ro2">
          <table:table-cell office:value-type="float" office:value="9024001" calcext:value-type="float">
            <text:p>9024001</text:p>
          </table:table-cell>
          <table:table-cell office:value-type="string" calcext:value-type="string">
            <text:p>LAPARAN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float" office:value="590524" calcext:value-type="float">
            <text:p>590524</text:p>
          </table:table-cell>
          <table:table-cell office:value-type="float" office:value="6179330" calcext:value-type="float">
            <text:p>6179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43.8" calcext:value-type="float">
            <text:p>43,8</text:p>
          </table:table-cell>
          <table:table-cell office:value-type="float" office:value="90662000" calcext:value-type="float">
            <text:p>90662000</text:p>
          </table:table-cell>
          <table:table-cell office:value-type="float" office:value="442" calcext:value-type="float">
            <text:p>442</text:p>
          </table:table-cell>
          <table:table-cell table:number-columns-repeated="1013"/>
        </table:table-row>
        <table:table-row table:style-name="ro2">
          <table:table-cell office:value-type="float" office:value="9024002" calcext:value-type="float">
            <text:p>9024002</text:p>
          </table:table-cell>
          <table:table-cell office:value-type="string" calcext:value-type="string">
            <text:p>ASTON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float" office:value="591625" calcext:value-type="float">
            <text:p>591625</text:p>
          </table:table-cell>
          <table:table-cell office:value-type="float" office:value="6187260" calcext:value-type="float">
            <text:p>6187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par éclusées</text:p>
          </table:table-cell>
          <table:table-cell office:value-type="float" office:value="105.9" calcext:value-type="float">
            <text:p>105,9</text:p>
          </table:table-cell>
          <table:table-cell office:value-type="float" office:value="310564992" calcext:value-type="float">
            <text:p>310564992</text:p>
          </table:table-cell>
          <table:table-cell office:value-type="float" office:value="519.8" calcext:value-type="float">
            <text:p>519,8</text:p>
          </table:table-cell>
          <table:table-cell table:number-columns-repeated="1013"/>
        </table:table-row>
        <table:table-row table:style-name="ro2">
          <table:table-cell office:value-type="float" office:value="9026001" calcext:value-type="float">
            <text:p>9026001</text:p>
          </table:table-cell>
          <table:table-cell office:value-type="string" calcext:value-type="string">
            <text:p>SCIERIE DUPUY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Audressein <text:s text:c="39"/></text:p>
          </table:table-cell>
          <table:table-cell office:value-type="float" office:value="538565" calcext:value-type="float">
            <text:p>538565</text:p>
          </table:table-cell>
          <table:table-cell office:value-type="float" office:value="6205540" calcext:value-type="float">
            <text:p>620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1013"/>
        </table:table-row>
        <table:table-row table:style-name="ro2">
          <table:table-cell office:value-type="float" office:value="9030001" calcext:value-type="float">
            <text:p>9030001</text:p>
          </table:table-cell>
          <table:table-cell office:value-type="string" calcext:value-type="string">
            <text:p>SOULCEM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float" office:value="570972" calcext:value-type="float">
            <text:p>570972</text:p>
          </table:table-cell>
          <table:table-cell office:value-type="float" office:value="6180270" calcext:value-type="float">
            <text:p>6180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26.2" calcext:value-type="float">
            <text:p>26,2</text:p>
          </table:table-cell>
          <table:table-cell office:value-type="float" office:value="46515200" calcext:value-type="float">
            <text:p>46515200</text:p>
          </table:table-cell>
          <table:table-cell office:value-type="float" office:value="410.6" calcext:value-type="float">
            <text:p>410,6</text:p>
          </table:table-cell>
          <table:table-cell table:number-columns-repeated="1013"/>
        </table:table-row>
        <table:table-row table:style-name="ro2">
          <table:table-cell office:value-type="float" office:value="9030002" calcext:value-type="float">
            <text:p>9030002</text:p>
          </table:table-cell>
          <table:table-cell office:value-type="string" calcext:value-type="string">
            <text:p>BASSIES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float" office:value="573359" calcext:value-type="float">
            <text:p>573359</text:p>
          </table:table-cell>
          <table:table-cell office:value-type="float" office:value="6184240" calcext:value-type="float">
            <text:p>6184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3" calcext:value-type="float">
            <text:p>3</text:p>
          </table:table-cell>
          <table:table-cell office:value-type="float" office:value="14871933" calcext:value-type="float">
            <text:p>14871933</text:p>
          </table:table-cell>
          <table:table-cell office:value-type="float" office:value="439" calcext:value-type="float">
            <text:p>439</text:p>
          </table:table-cell>
          <table:table-cell table:number-columns-repeated="1013"/>
        </table:table-row>
      </table:table>
      <table:table table:name="test-lonlat" table:style-name="ta1">
        <table:table-column table:style-name="co17" table:number-columns-repeated="102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is</text:p>
          </table:table-cell>
          <table:table-cell office:value-type="float" office:value="2.352222" calcext:value-type="float">
            <text:p>2,352222</text:p>
          </table:table-cell>
          <table:table-cell office:value-type="float" office:value="48.856667" calcext:value-type="float">
            <text:p>48,8566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lin</text:p>
          </table:table-cell>
          <table:table-cell office:value-type="float" office:value="13.40332" calcext:value-type="float">
            <text:p>13,40332</text:p>
          </table:table-cell>
          <table:table-cell office:value-type="float" office:value="52.522906" calcext:value-type="float">
            <text:p>52,5229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reur de for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1021"/>
        </table:table-row>
      </table:table>
      <table:table table:name="test-xy" table:style-name="ta1">
        <table:table-column table:style-name="co18" table:default-cell-style-name="Default"/>
        <table:table-column table:style-name="co19" table:number-columns-repeated="2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entre du LII en LII</text:p>
          </table:table-cell>
          <table:table-cell office:value-type="float" office:value="549826" calcext:value-type="float">
            <text:p>549826</text:p>
          </table:table-cell>
          <table:table-cell table:style-name="ce13" office:value-type="float" office:value="2192990" calcext:value-type="float">
            <text:p>2192990</text:p>
          </table:table-cell>
        </table:table-row>
        <table:table-row table:style-name="ro2">
          <table:table-cell office:value-type="string" calcext:value-type="string">
            <text:p>Min du LII en LII</text:p>
          </table:table-cell>
          <table:table-cell office:value-type="float" office:value="5168" calcext:value-type="float">
            <text:p>5168</text:p>
          </table:table-cell>
          <table:table-cell office:value-type="float" office:value="1730142" calcext:value-type="float">
            <text:p>1730142</text:p>
          </table:table-cell>
        </table:table-row>
        <table:table-row table:style-name="ro2">
          <table:table-cell office:value-type="string" calcext:value-type="string">
            <text:p>Max du LII en LII</text:p>
          </table:table-cell>
          <table:table-cell office:value-type="float" office:value="1013247" calcext:value-type="float">
            <text:p>1013247</text:p>
          </table:table-cell>
          <table:table-cell office:value-type="float" office:value="2698564" calcext:value-type="float">
            <text:p>2698564</text:p>
          </table:table-cell>
        </table:table-row>
        <table:table-row table:style-name="ro3">
          <table:table-cell table:style-name="ce12" office:value-type="string" calcext:value-type="string">
            <text:p>Centrale d'Albies en L93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21:21:31.47502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01:27.235842761</meta:creation-date>
    <dc:date>2020-02-05T21:22:47.421238561</dc:date>
    <meta:editing-duration>PT14M21S</meta:editing-duration>
    <meta:editing-cycles>4</meta:editing-cycles>
    <meta:generator>LibreOffice/5.3.4.2$MacOSX_X86_64 LibreOffice_project/f82d347ccc0be322489bf7da61d7e4ad13fe2ff3</meta:generator>
    <meta:document-statistic meta:table-count="4" meta:cell-count="566" meta:object-count="0"/>
  </office:meta>
</office:document-meta>
</file>